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ext_20_body">
      <style:text-properties style:font-name="Liberation Sans" fo:font-style="normal" style:font-style-asian="normal" style:font-style-complex="normal"/>
    </style:style>
    <style:style style:name="P17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8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19" style:family="paragraph" style:parent-style-name="Text_20_body">
      <style:text-properties officeooo:rsid="0032b8af" officeooo:paragraph-rsid="0032b8af"/>
    </style:style>
    <style:style style:name="P20" style:family="paragraph" style:parent-style-name="Heading_20_2">
      <style:text-properties style:font-name="Liberation Sans"/>
    </style:style>
    <style:style style:name="P21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c93ad"/>
    </style:style>
    <style:style style:name="T5" style:family="text">
      <style:text-properties officeooo:rsid="0021873f"/>
    </style:style>
    <style:style style:name="T6" style:family="text">
      <style:text-properties officeooo:rsid="00259a28"/>
    </style:style>
    <style:style style:name="T7" style:family="text">
      <style:text-properties officeooo:rsid="00325aa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3">Étude</text:span> de <text:span text:style-name="T5">financement</text:span></text:h>
      <text:p text:style-name="P2"/>
      <text:h text:style-name="P2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2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<text:span text:style-name="T6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6"/>
      <text:h text:style-name="P2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4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7"/>
      <text:h text:style-name="P21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19">Le coefficient sur la fiche simulation en mode mo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2-19T09:56:37</dc:date>
    <dc:creator>Alexis Algoud</dc:creator>
    <meta:editing-duration>PT4H33M44S</meta:editing-duration>
    <meta:editing-cycles>108</meta:editing-cycles>
    <meta:generator>LibreOffice/4.0.2.2$Linux_X86_64 LibreOffice_project/400m0$Build-2</meta:generator>
    <meta:document-statistic meta:table-count="5" meta:image-count="1" meta:object-count="0" meta:page-count="2" meta:paragraph-count="72" meta:word-count="138" meta:character-count="1602" meta:non-whitespace-character-count="1536"/>
  </office:meta>
</office:document-meta>
</file>